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Ondřeji,</text:p>
      <text:p text:style-name="Normal">V tento den lásky mi dovol, abych ti otevřeně vyjádřila, co pro mě znamenáš. Sdílíme stejný plamen v srdci, beraní odvahu a nezdolnou vášeň, která nás žene vpřed. Jsi odrazem krásy, kterou vidím nejen očima, ale cítím i srdcem, a za to vděčím našemu společnému anděli strážnému, Jophielovi. Jeho světlo tě provází na tvé cestě a dodává ti kreativitu, s jakou přetváříš svět kolem nás na něco omračujícím krásného. Tvé myšlenky a nápady jsou jako květy v zahradě naděje, které každým dnem rozkvétají do ještě větší krásy.</text:p>
      <text:p text:style-name="Normal">Ve tvé přítomnosti negativní myšlenky nemají místo, a to mě inspiruje k tomu být lepším člověkem, stejně jako ty. Naše sdílené zvířecí znamení, energie berana, nás oba žene vpřed a připomíná, že společně můžeme čelit jakékoli výzvě s odvahou, která se v nás skrývá. Dnes na Valentýna ti chci říct, jak moc si vážím každého okamžiku, který sdílíme, a těším se na každý další, který spolu prožije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